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b9e85" officeooo:paragraph-rsid="000b9e85"/>
    </style:style>
    <style:style style:name="P2" style:family="paragraph" style:parent-style-name="Standard">
      <style:text-properties officeooo:paragraph-rsid="000b9e85"/>
    </style:style>
    <style:style style:name="P3" style:family="paragraph" style:parent-style-name="Standard">
      <style:text-properties officeooo:rsid="000bbb5a" officeooo:paragraph-rsid="000bbb5a"/>
    </style:style>
    <style:style style:name="P4" style:family="paragraph" style:parent-style-name="Standard">
      <style:text-properties officeooo:rsid="000bf0ae" officeooo:paragraph-rsid="000bf0ae"/>
    </style:style>
    <style:style style:name="P5" style:family="paragraph" style:parent-style-name="Standard">
      <style:text-properties officeooo:rsid="000bf0ae" officeooo:paragraph-rsid="000bf0ae"/>
    </style:style>
    <style:style style:name="T1" style:family="text">
      <style:text-properties officeooo:rsid="000b9e85"/>
    </style:style>
    <style:style style:name="T2" style:family="text">
      <style:text-properties officeooo:rsid="000de3f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 check the current working directory command , and get list with including hidden file as well filesize of each of file and folder.</text:p>
      <text:p text:style-name="Standard"/>
      <text:p text:style-name="P1">ans: <text:s text:c="4"/>pwd <text:s text:c="3"/>(to check the path of current directory)</text:p>
      <text:p text:style-name="P1"><text:tab/>ls -alh <text:s/>(to get list with including hidden file and the file size of each floder and file)</text:p>
      <text:p text:style-name="P1"><text:tab/><text:tab/><text:tab/></text:p>
      <text:p text:style-name="P1">2. then create the 2 folder name with intern-2020 &amp; rapidops-2020,</text:p>
      <text:p text:style-name="P1"/>
      <text:p text:style-name="P1">ans: <text:s text:c="4"/>mkdir intern-2020 rapidops-2020</text:p>
      <text:p text:style-name="P1"/>
      <text:p text:style-name="P1">3. then create 2 file within intern-2020 folder, filename is dev.txt helloworld.txt, </text:p>
      <text:p text:style-name="P1"/>
      <text:p text:style-name="P1">ans: <text:s text:c="4"/>touch dev.txt helloworld.txt <text:s/>(to create empty file)</text:p>
      <text:p text:style-name="P1"/>
      <text:p text:style-name="P2"><text:span text:style-name="T1">4. open the dev.txt file and write down here about any content, and in helloworld.txt file </text:span>write the “helloworld” with using echo command,</text:p>
      <text:p text:style-name="P1"/>
      <text:p text:style-name="P1">ans: <text:s text:c="5"/>nano dev.txt</text:p>
      <text:p text:style-name="P1"><text:tab/> nano helloworld.txt</text:p>
      <text:p text:style-name="P1"/>
      <text:p text:style-name="P1">5. Now copy dev.txt and helloworld.txt into rapidops-2020 folder,</text:p>
      <text:p text:style-name="P1"/>
      <text:p text:style-name="P1">ans: <text:s text:c="6"/>cp <text:s/>[path/of dev.txt] <text:s/>[path/of helloworld.txt] <text:s/>[path/of/rapidops-2020]</text:p>
      <text:p text:style-name="P1"/>
      <text:p text:style-name="P3">6. Now go to the rapidops-2020 folder and rename that 2(dev.txt, helloworld.txt) files.</text:p>
      <text:p text:style-name="P3"/>
      <text:p text:style-name="P3">Ans: <text:s text:c="4"/>mv dev.txt dev_rename.txt</text:p>
      <text:p text:style-name="P3"><text:tab/> mv helloworld.txt helloworld_rename.txt</text:p>
      <text:p text:style-name="P3"/>
      <text:p text:style-name="P3">7. In the same directory path give the read only permission to dev.txt for file’s owner and</text:p>
      <text:p text:style-name="P3">give read-write-execute for owner &amp; read-write permission for group to helloworld.txt.</text:p>
      <text:p text:style-name="P3"/>
      <text:p text:style-name="P4">Ans: <text:s text:c="4"/>chmod u-w dev_rename.txt</text:p>
      <text:p text:style-name="P4"><text:tab/> chmod 760 helloworld_rename.txt</text:p>
      <text:p text:style-name="P4"/>
      <text:p text:style-name="P4"/>
      <text:p text:style-name="P4">8. Now create archive file within same directory and shift into intern-2020 directory.</text:p>
      <text:p text:style-name="P4"/>
      <text:p text:style-name="P4">Ans: <text:s text:c="3"/>tar archive_name.tar rapidops-2020</text:p>
      <text:p text:style-name="P4"><text:tab/>mv [path/of/tar_file] [path/of/intern-2020]</text:p>
      <text:p text:style-name="P4"/>
      <text:p text:style-name="P4"/>
      <text:p text:style-name="P4">9. Now copy that archive file within same directory location and remove the older archive<text:line-break/>file.</text:p>
      <text:p text:style-name="P4"/>
      <text:p text:style-name="P4">Ans: <text:s text:c="4"/>mv archive_name.tar archive_mv_name.tar</text:p>
      <text:p text:style-name="P4"/>
      <text:p text:style-name="P4"/>
      <text:p text:style-name="P4">10. Using the command find out the dev.txt file.</text:p>
      <text:p text:style-name="P4"/>
      <text:p text:style-name="P4">Ans: <text:s text:c="5"/>find -name “dev.txt”</text:p>
      <text:p text:style-name="P4"/>
      <text:p text:style-name="P4"><text:soft-page-break/></text:p>
      <text:p text:style-name="P4"/>
      <text:p text:style-name="P4">11. Check the cpu, memory usage with using CLI.</text:p>
      <text:p text:style-name="P4"/>
      <text:p text:style-name="P4">Ans: <text:s text:c="4"/><text:span text:style-name="T2">top</text:span></text:p>
      <text:p text:style-name="P4"/>
      <text:p text:style-name="P4"/>
      <text:p text:style-name="P4">12. Check the disk usage and free disk space with using CLI.</text:p>
      <text:p text:style-name="P4"/>
      <text:p text:style-name="P4">Ans: <text:s text:c="2"/><text:span text:style-name="T2">free -h</text:span>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0T11:50:10.947063672</meta:creation-date>
    <dc:date>2020-02-03T10:11:09.383609781</dc:date>
    <meta:editing-duration>PT12M32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31" meta:word-count="264" meta:character-count="1796" meta:non-whitespace-character-count="1493"/>
  </office:meta>
</office:document-meta>
</file>